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" style:family="paragraph" style:parent-style-name="Text_20_body">
      <style:paragraph-properties fo:margin-left="0in" fo:margin-right="0in" fo:widows="1" fo:text-indent="0in" style:auto-text-indent="false"/>
    </style:style>
    <style:style style:name="P3" style:family="paragraph" style:parent-style-name="Sender">
      <style:paragraph-properties fo:margin-left="0in" fo:margin-right="0in" fo:widows="1" fo:text-indent="0in" style:auto-text-indent="false"/>
      <style:text-properties fo:font-variant="normal" fo:text-transform="none" fo:color="#000000" style:font-name="Times New Roman1" fo:font-size="10pt" fo:letter-spacing="normal" fo:font-weight="normal"/>
    </style:style>
    <style:style style:name="P4" style:family="paragraph" style:parent-style-name="Heading_20_2">
      <style:text-properties fo:font-variant="normal" fo:text-transform="none" fo:color="#000000" style:font-name="Times New Roman1" fo:letter-spacing="normal" fo:font-style="normal"/>
    </style:style>
    <style:style style:name="P5" style:family="paragraph" style:parent-style-name="Preformatted_20_Text">
      <style:paragraph-properties fo:margin-left="0.3937in" fo:margin-right="0.3937in" fo:widows="1" fo:text-indent="0in" style:auto-text-indent="false"/>
      <style:text-properties fo:font-variant="normal" fo:text-transform="none" fo:color="#000000" style:font-name="Times New Roman1" fo:font-size="14pt" fo:letter-spacing="normal" fo:font-style="normal" fo:font-weight="bold"/>
    </style:style>
    <style:style style:name="P6" style:family="paragraph" style:parent-style-name="Preformatted_20_Text">
      <style:paragraph-properties fo:margin-left="0.3937in" fo:margin-right="0.3937in" fo:widows="1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7" style:family="paragraph" style:parent-style-name="Preformatted_20_Text">
      <style:paragraph-properties fo:margin-left="0.3937in" fo:margin-right="0.3937in" fo:widows="1" fo:text-indent="0in" style:auto-text-indent="false"/>
      <style:text-properties fo:font-variant="normal" fo:text-transform="none" fo:color="#000000" fo:letter-spacing="normal"/>
    </style:style>
    <style:style style:name="P8" style:family="paragraph" style:parent-style-name="Preformatted_20_Text">
      <style:paragraph-properties fo:margin-left="0.3937in" fo:margin-right="0.3937in" fo:margin-top="0in" fo:margin-bottom="0.1965in" loext:contextual-spacing="false" fo:widows="1" fo:text-indent="0in" style:auto-text-indent="false"/>
      <style:text-properties fo:font-variant="normal" fo:text-transform="none" fo:color="#000000" style:font-name="Times New Roman1" fo:font-size="14pt" fo:letter-spacing="normal" fo:font-style="normal" fo:font-weight="bold"/>
    </style:style>
    <style:style style:name="P9" style:family="paragraph" style:parent-style-name="Preformatted_20_Text">
      <style:paragraph-properties fo:margin-left="0.3937in" fo:margin-right="0.3937in" fo:margin-top="0in" fo:margin-bottom="0.1965in" loext:contextual-spacing="false" fo:widows="1" fo:text-indent="0in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style:font-name="Times New Roman1" fo:font-size="14pt" fo:font-style="normal" fo:font-weight="bold"/>
    </style:style>
    <style:style style:name="T3" style:family="text">
      <style:text-properties style:font-name="Times New Roman1" fo:font-size="14pt" fo:font-style="normal" fo:font-weight="normal"/>
    </style:style>
    <style:style style:name="T4" style:family="text">
      <style:text-properties fo:font-variant="normal" fo:text-transform="none" fo:color="#000000" style:font-name="Times New Roman1" fo:font-size="14pt" fo:letter-spacing="normal" fo:font-style="normal" fo:font-weight="bold"/>
    </style:style>
    <style:style style:name="T5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6" style:family="text">
      <style:text-properties fo:font-variant="normal" fo:text-transform="none" fo:color="#000000" style:font-name="Times New Roman1" fo:font-size="14pt" fo:letter-spacing="normal" fo:font-weight="normal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008000" style:font-name="Times New Roman1" fo:font-size="14pt" fo:letter-spacing="normal" fo:font-style="normal" fo:font-weight="normal"/>
    </style:style>
    <style:style style:name="T9" style:family="text">
      <style:text-properties fo:color="#808080" style:font-name="Times New Roman1" fo:font-size="14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Programming Assignment 2: <text:s/>Randomized Queues and Deques</text:h>
      <text:p text:style-name="P1">Write a generic data type for a deque and a randomized queue. The goal of this assignment is to implement elementary data structures using arrays and linked lists, and to introduce you to generics and iterators.</text:p>
      <text:p text:style-name="P2"><text:span text:style-name="T4">Deque.</text:span><text:span text:style-name="T5"> A </text:span><text:span text:style-name="Emphasis"><text:span text:style-name="T5">double-ended queue</text:span></text:span><text:span text:style-name="T5"> or </text:span><text:span text:style-name="Emphasis"><text:span text:style-name="T5">deque</text:span></text:span><text:span text:style-name="T5"> (pronounced "deck") is a generalization of a stack and a queue that supports inserting and removing items from either the front or the back of the data structure. Create a generic data type </text:span><text:span text:style-name="Teletype"><text:span text:style-name="T5">Deque</text:span></text:span><text:span text:style-name="T5"> that implements the following API:</text:span></text:p>
      <text:p text:style-name="P5">public class Deque&lt;Item&gt; implements Iterable&lt;Item&gt; {</text:p>
      <text:p text:style-name="P7"><text:s text:c="3"/><text:span text:style-name="T2">public Deque() <text:s text:c="26"/></text:span><text:span text:style-name="T9">// construct an empty deque</text:span></text:p>
      <text:p text:style-name="P7"><text:s text:c="3"/><text:span text:style-name="T2">public boolean isEmpty() <text:s text:c="16"/></text:span><text:span text:style-name="T9">// is the deque empty?</text:span></text:p>
      <text:p text:style-name="P7"><text:s text:c="3"/><text:span text:style-name="T2">public int size() <text:s text:c="23"/></text:span><text:span text:style-name="T9">// return the number of items on the deque</text:span></text:p>
      <text:p text:style-name="P7"><text:s text:c="3"/><text:span text:style-name="T2">public void addFirst(Item item) <text:s text:c="9"/></text:span><text:span text:style-name="T9">// insert the item at the front</text:span></text:p>
      <text:p text:style-name="P7"><text:s text:c="3"/><text:span text:style-name="T2">public void addLast(Item item) <text:s text:c="10"/></text:span><text:span text:style-name="T9">// insert the item at the end</text:span></text:p>
      <text:p text:style-name="P7"><text:s text:c="3"/><text:span text:style-name="T2">public Item removeFirst() <text:s text:c="15"/></text:span><text:span text:style-name="T9">// delete and return the item at the front</text:span></text:p>
      <text:p text:style-name="P7"><text:s text:c="3"/><text:span text:style-name="T2">public Item removeLast() <text:s text:c="16"/></text:span><text:span text:style-name="T9">// delete and return the item at the end</text:span></text:p>
      <text:p text:style-name="P7"><text:s text:c="3"/><text:span text:style-name="T2">public Iterator&lt;Item&gt; iterator() <text:s text:c="8"/></text:span><text:span text:style-name="T9">// return an iterator over items in order from front to end</text:span></text:p>
      <text:p text:style-name="P7"><text:s text:c="3"/><text:span text:style-name="T2">public static void main(String[] args) <text:s text:c="2"/></text:span><text:span text:style-name="T9">// unit testing</text:span></text:p>
      <text:p text:style-name="P8">}</text:p>
      <text:p text:style-name="P2"><text:span text:style-name="Emphasis"><text:span text:style-name="T5">Corner cases. </text:span></text:span><text:span text:style-name="T5"><text:s/>Throw a </text:span><text:span text:style-name="Teletype"><text:span text:style-name="T5">java.lang.NullPointerException</text:span></text:span><text:span text:style-name="T5"> if the client attempts to add a null item; throw a </text:span><text:span text:style-name="Teletype"><text:span text:style-name="T5">java.util.NoSuchElementException</text:span></text:span><text:span text:style-name="T5"> if the client attempts to remove an item from an empty deque; throw a </text:span><text:span text:style-name="Teletype"><text:span text:style-name="T5">java.lang.UnsupportedOperationException</text:span></text:span><text:span text:style-name="T5"> if the client calls the </text:span><text:span text:style-name="Teletype"><text:span text:style-name="T5">remove()</text:span></text:span><text:span text:style-name="T5">method in the iterator; throw a </text:span><text:span text:style-name="Teletype"><text:span text:style-name="T5">java.util.NoSuchElementException</text:span></text:span><text:span text:style-name="T5"> if the client calls the </text:span><text:span text:style-name="Teletype"><text:span text:style-name="T5">next()</text:span></text:span><text:span text:style-name="T5"> method in the iterator and there are no more items to return.</text:span></text:p>
      <text:p text:style-name="P2"><text:span text:style-name="Emphasis"><text:span text:style-name="T5">Performance requirements. </text:span></text:span><text:span text:style-name="T5"><text:s/>Your deque implementation must support each deque operation (including construction) in </text:span><text:span text:style-name="Emphasis"><text:span text:style-name="T5">constant worst-case time</text:span></text:span><text:span text:style-name="T5"> and use space proportional to the number of items </text:span><text:span text:style-name="Emphasis"><text:span text:style-name="T5">currently</text:span></text:span><text:span text:style-name="T5"> in the deque. Additionally, your iterator implementation must support each operation (including construction) in </text:span><text:span text:style-name="Emphasis"><text:span text:style-name="T5">constant worst-case time</text:span></text:span><text:span text:style-name="T5">.</text:span></text:p>
      <text:p text:style-name="P2"><text:span text:style-name="T4">Randomized queue.</text:span><text:span text:style-name="T5"> A </text:span><text:span text:style-name="Emphasis"><text:span text:style-name="T5">randomized queue</text:span></text:span><text:span text:style-name="T5"> is similar to a stack or queue, except that the item removed is chosen uniformly at random from items in the data structure. Create a generic data type </text:span><text:span text:style-name="Teletype"><text:span text:style-name="T5">RandomizedQueue</text:span></text:span><text:span text:style-name="T5"> that implements the following API:</text:span></text:p>
      <text:p text:style-name="P5">public class RandomizedQueue&lt;Item&gt; implements Iterable&lt;Item&gt; {</text:p>
      <text:p text:style-name="P7"><text:s text:c="3"/><text:span text:style-name="T2">public RandomizedQueue() <text:s text:c="16"/></text:span><text:span text:style-name="T9">// construct an empty randomized </text:span><text:soft-page-break/><text:span text:style-name="T9">queue</text:span></text:p>
      <text:p text:style-name="P7"><text:s text:c="3"/><text:span text:style-name="T2">public boolean isEmpty() <text:s text:c="16"/></text:span><text:span text:style-name="T9">// is the queue empty?</text:span></text:p>
      <text:p text:style-name="P7"><text:s text:c="3"/><text:span text:style-name="T2">public int size() <text:s text:c="23"/></text:span><text:span text:style-name="T9">// return the number of items on the queue</text:span></text:p>
      <text:p text:style-name="P7"><text:s text:c="3"/><text:span text:style-name="T2">public void enqueue(Item item) <text:s text:c="10"/></text:span><text:span text:style-name="T9">// add the item</text:span></text:p>
      <text:p text:style-name="P7"><text:s text:c="3"/><text:span text:style-name="T2">public Item dequeue() <text:s text:c="19"/></text:span><text:span text:style-name="T9">// delete and return a random item</text:span></text:p>
      <text:p text:style-name="P7"><text:s text:c="3"/><text:span text:style-name="T2">public Item sample() <text:s text:c="20"/></text:span><text:span text:style-name="T9">// return (but do not delete) a random item</text:span></text:p>
      <text:p text:style-name="P7"><text:s text:c="3"/><text:span text:style-name="T2">public Iterator&lt;Item&gt; iterator() <text:s text:c="8"/></text:span><text:span text:style-name="T9">// return an independent iterator over items in random order</text:span></text:p>
      <text:p text:style-name="P7"><text:s text:c="3"/><text:span text:style-name="T2">public static void main(String[] args) <text:s text:c="2"/></text:span><text:span text:style-name="T9">// unit testing</text:span></text:p>
      <text:p text:style-name="P8">}</text:p>
      <text:p text:style-name="P2"><text:span text:style-name="Emphasis"><text:span text:style-name="T5">Corner cases. </text:span></text:span><text:span text:style-name="T5"><text:s/>The order of two or more iterators to the same randomized queue must be </text:span><text:span text:style-name="Emphasis"><text:span text:style-name="T5">mutually independent</text:span></text:span><text:span text:style-name="T5">; each iterator must maintain its own random order. Throw a </text:span><text:span text:style-name="Teletype"><text:span text:style-name="T5">java.lang.NullPointerException</text:span></text:span><text:span text:style-name="T5"> if the client attempts to add a null item; throw a </text:span><text:span text:style-name="Teletype"><text:span text:style-name="T5">java.util.NoSuchElementException</text:span></text:span><text:span text:style-name="T5"> if the client attempts to sample or dequeue an item from an empty randomized queue; throw a </text:span><text:span text:style-name="Teletype"><text:span text:style-name="T5">java.lang.UnsupportedOperationException</text:span></text:span><text:span text:style-name="T5"> if the client calls the </text:span><text:span text:style-name="Teletype"><text:span text:style-name="T5">remove()</text:span></text:span><text:span text:style-name="T5"> method in the iterator; throw a </text:span><text:span text:style-name="Teletype"><text:span text:style-name="T5">java.util.NoSuchElementException</text:span></text:span><text:span text:style-name="T5"> if the client calls the </text:span><text:span text:style-name="Teletype"><text:span text:style-name="T5">next()</text:span></text:span><text:span text:style-name="T5"> method in the iterator and there are no more items to return.</text:span></text:p>
      <text:p text:style-name="P2"><text:span text:style-name="Emphasis"><text:span text:style-name="T5">Performance requirements. </text:span></text:span><text:span text:style-name="T5"><text:s/>Your randomized queue implementation must support each randomized queue operation (besides creating an iterator) in </text:span><text:span text:style-name="Emphasis"><text:span text:style-name="T5">constant amortized time</text:span></text:span><text:span text:style-name="T5"> and use space proportional to the number of items </text:span><text:span text:style-name="Emphasis"><text:span text:style-name="T5">currently</text:span></text:span><text:span text:style-name="T5"> in the queue. That is, any sequence of </text:span><text:span text:style-name="Emphasis"><text:span text:style-name="T5">M</text:span></text:span><text:span text:style-name="T5"> randomized queue operations (starting from an empty queue) must take at most </text:span><text:span text:style-name="Emphasis"><text:span text:style-name="T5">cM</text:span></text:span><text:span text:style-name="T5"> steps in the worst case, for some constant </text:span><text:span text:style-name="Emphasis"><text:span text:style-name="T5">c</text:span></text:span><text:span text:style-name="T5">. Additionally, your iterator implementation must support </text:span><text:span text:style-name="Teletype"><text:span text:style-name="T5">next()</text:span></text:span><text:span text:style-name="T5"> and </text:span><text:span text:style-name="Teletype"><text:span text:style-name="T5">hasNext()</text:span></text:span><text:span text:style-name="T5"> in </text:span><text:span text:style-name="Emphasis"><text:span text:style-name="T5">constant worst-case time</text:span></text:span><text:span text:style-name="T5"> and construction in </text:span><text:span text:style-name="Emphasis"><text:span text:style-name="T5">linear time</text:span></text:span><text:span text:style-name="T5">; you may use a linear amount of extra memory per iterator.</text:span></text:p>
      <text:p text:style-name="P2"><text:span text:style-name="T4">Client.</text:span><text:span text:style-name="T5"> Write a client program </text:span><text:span text:style-name="Teletype"><text:span text:style-name="T5">Subset.java</text:span></text:span><text:span text:style-name="T5"> that takes a command-line integer </text:span><text:span text:style-name="Emphasis"><text:span text:style-name="T5">k</text:span></text:span><text:span text:style-name="T5">; reads in a sequence of strings from standard input using </text:span><text:span text:style-name="Teletype"><text:span text:style-name="T5">StdIn.readString()</text:span></text:span><text:span text:style-name="T5">; and prints out exactly </text:span><text:span text:style-name="Emphasis"><text:span text:style-name="T5">k</text:span></text:span><text:span text:style-name="T5"> of them, uniformly at random. Each item from the sequence can be printed out at most once.</text:span></text:p>
      <text:p text:style-name="P6">% <text:span text:style-name="T1">echo A B C D E F G H I | java Subset 3</text:span> <text:s text:c="6"/>% <text:span text:style-name="T1">echo AA BB BB BB BB BB CC CC | java Subset 8</text:span></text:p>
      <text:p text:style-name="P6">C <text:s text:c="45"/>BB</text:p>
      <text:p text:style-name="P6">G <text:s text:c="45"/>AA</text:p>
      <text:p text:style-name="P6">A <text:s text:c="45"/>BB</text:p>
      <text:p text:style-name="P7"><text:s text:c="47"/><text:span text:style-name="T3">CC</text:span></text:p>
      <text:p text:style-name="P6">% <text:span text:style-name="T1">echo A B C D E F G H I | java Subset 3</text:span> <text:s text:c="6"/>BB</text:p>
      <text:p text:style-name="P6">E <text:s text:c="45"/>BB</text:p>
      <text:p text:style-name="P6">F <text:s text:c="45"/>CC</text:p>
      <text:p text:style-name="P9">G <text:s text:c="45"/>BB</text:p>
      <text:p text:style-name="P1"><text:soft-page-break/>Your program must implement the following API:</text:p>
      <text:p text:style-name="P6">public class Subset {</text:p>
      <text:p text:style-name="P7"><text:s text:c="3"/><text:span text:style-name="T3">public static void main(String[] args)</text:span></text:p>
      <text:p text:style-name="P9">}</text:p>
      <text:p text:style-name="P2"><text:span text:style-name="T5">You may assume that 0 ≤ </text:span><text:span text:style-name="Emphasis"><text:span text:style-name="T6">k</text:span></text:span><text:span text:style-name="T7"> ≤ </text:span><text:span text:style-name="Emphasis"><text:span text:style-name="T6">N</text:span></text:span><text:span text:style-name="T5">, where </text:span><text:span text:style-name="Emphasis"><text:span text:style-name="T6">N</text:span></text:span><text:span text:style-name="T7"> </text:span><text:span text:style-name="T5">is the number of string on standard input.</text:span></text:p>
      <text:p text:style-name="P2"><text:span text:style-name="Emphasis"><text:span text:style-name="T5">Performance requirements: </text:span></text:span><text:span text:style-name="T5"><text:s/>The running time of </text:span><text:span text:style-name="Teletype"><text:span text:style-name="T5">Subset</text:span></text:span><text:span text:style-name="T5"> must be linear in the size of the input. You may use only a constant amount of memory plus either one </text:span><text:span text:style-name="Teletype"><text:span text:style-name="T5">Deque</text:span></text:span><text:span text:style-name="T5"> or </text:span><text:span text:style-name="Teletype"><text:span text:style-name="T5">RandomizedQueue</text:span></text:span><text:span text:style-name="T5"> object of maximum size at most </text:span><text:span text:style-name="Emphasis"><text:span text:style-name="T5">N</text:span></text:span><text:span text:style-name="T5">. (For an extra challenge, limit the maximum size to </text:span><text:span text:style-name="Emphasis"><text:span text:style-name="T5">k</text:span></text:span><text:span text:style-name="T5">.)</text:span></text:p>
      <text:p text:style-name="P2"><text:span text:style-name="T4">Deliverables.</text:span><text:span text:style-name="T5"> Submit the data types </text:span><text:span text:style-name="Teletype"><text:span text:style-name="T5">RandomizedQueue.java</text:span></text:span><text:span text:style-name="T5"> and </text:span><text:span text:style-name="Teletype"><text:span text:style-name="T5">Deque.java</text:span></text:span><text:span text:style-name="T5">. Each of these two data type must include its own </text:span><text:span text:style-name="Teletype"><text:span text:style-name="T5">main()</text:span></text:span><text:span text:style-name="T5"> that thoroughly tests the associated operations. You may not use any libraries other than those in </text:span><text:span text:style-name="Teletype"><text:span text:style-name="T8">java.lang</text:span></text:span><text:span text:style-name="T5">, </text:span><text:span text:style-name="Teletype"><text:span text:style-name="T5">stdlib.jar</text:span></text:span><text:span text:style-name="T5">, </text:span><text:span text:style-name="Teletype"><text:span text:style-name="T5">java.util.Iterator</text:span></text:span><text:span text:style-name="T5">, and</text:span><text:span text:style-name="Teletype"><text:span text:style-name="T5">java.util.NoSuchElementException</text:span></text:span><text:span text:style-name="T5">. Also submit the client program </text:span><text:span text:style-name="Teletype"><text:span text:style-name="T5">Subset.java</text:span></text:span><text:span text:style-name="T5">. Finally, submit a </text:span><text:a xlink:type="simple" xlink:href="ftp://ftp.cs.princeton.edu/pub/cs226/queues/readme.txt" text:style-name="Internet_20_link" text:visited-style-name="Visited_20_Internet_20_Link">readme.txt</text:a><text:span text:style-name="T5"> file and answer the questions.</text:span></text:p>
      <text:p text:style-name="P3">This assignment was developed by Kevin Wayne. <text:line-break/>Copyright © 2005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3S</meta:editing-duration>
    <meta:editing-cycles>4</meta:editing-cycles>
    <meta:generator>LibreOffice/4.3.5.2$Windows_x86 LibreOffice_project/3a87456aaa6a95c63eea1c1b3201acedf0751bd5</meta:generator>
    <dc:date>2015-02-07T14:37:19.816000000</dc:date>
    <meta:document-statistic meta:table-count="0" meta:image-count="0" meta:object-count="0" meta:page-count="3" meta:paragraph-count="47" meta:word-count="852" meta:character-count="5871" meta:non-whitespace-character-count="4437"/>
    <meta:user-defined meta:name="Info 1"/>
    <meta:user-defined meta:name="Info 2"/>
    <meta:user-defined meta:name="Info 3"/>
    <meta:user-defined meta:name="Info 4"/>
  </office:meta>
</office:document-meta>
</file>